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55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3.53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5.72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19.97mm"/>
    </style:style>
    <style:style style:name="co15" style:family="table-column">
      <style:table-column-properties fo:break-before="auto" style:column-width="53.64mm"/>
    </style:style>
    <style:style style:name="co16" style:family="table-column">
      <style:table-column-properties fo:break-before="auto" style:column-width="31.66mm"/>
    </style:style>
    <style:style style:name="co18" style:family="table-column">
      <style:table-column-properties fo:break-before="auto" style:column-width="48.56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1" style:family="table-cell" style:parent-style-name="Default">
      <style:table-cell-properties fo:background-color="transparent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2" style:family="table-cell" style:parent-style-name="Default">
      <style:table-cell-properties fo:background-color="transparent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m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4" style:family="table-cell" style:parent-style-name="Default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7"/>
        <table:table-column table:style-name="co3" table:default-cell-style-name="ce13"/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6" table:visibility="collapse" table:default-cell-style-name="ce22"/>
        <table:table-column table:style-name="co7" table:visibility="collapse" table:default-cell-style-name="ce22"/>
        <table:table-column table:style-name="co8" table:visibility="collapse" table:default-cell-style-name="ce21"/>
        <table:table-column table:style-name="co4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3" table:default-cell-style-name="ce21"/>
        <table:table-column table:style-name="co4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6" table:default-cell-style-name="ce22"/>
        <table:table-column table:style-name="co18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2" table:number-columns-repeated="12" table:default-cell-style-name="ce32"/>
        <table:table-column table:style-name="co12" table:number-columns-repeated="969" table:default-cell-style-name="ce13"/>
        <table:table-row table:style-name="ro2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1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_5+4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30" table:number-columns-repeated="981"/>
        </table:table-row>
        <table:table-row table:style-name="ro2"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hex</text:p>
          </table:table-cell>
          <table:table-cell table:style-name="ce8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30" table:number-columns-repeated="98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31" table:number-columns-repeated="12"/>
          <table:table-cell table:style-name="ce35" table:number-columns-repeated="969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IntensityChn0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Chn1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number-columns-repeated="981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4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>
          <table:table-cell table:style-name="ce5" table:number-columns-repeated="2"/>
          <table:table-cell table:style-name="ce11"/>
          <table:table-cell table:style-name="ce20" table:number-columns-repeated="40"/>
          <table:table-cell table:style-name="ce34" table:number-columns-repeated="12"/>
          <table:table-cell table:style-name="ce12" table:number-columns-repeated="969"/>
        </table:table-row>
        <table:table-row table:style-name="ro2" table:number-rows-repeated="3">
          <table:table-cell table:style-name="ce6" table:number-columns-repeated="2"/>
          <table:table-cell table:style-name="ce12"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34" table:number-columns-repeated="12"/>
          <table:table-cell table:style-name="ce12" table:number-columns-repeated="969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.00.0000</text:date>, <text:time style:data-style-name="N2" text:time-value="20:46:37.541438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3M37S</meta:editing-duration>
    <meta:editing-cycles>22</meta:editing-cycles>
    <meta:generator>LibreOffice/6.0.7.3$Linux_X86_64 LibreOffice_project/00m0$Build-3</meta:generator>
    <dc:date>2020-03-27T20:46:47.424299737</dc:date>
    <meta:document-statistic meta:table-count="3" meta:cell-count="3421" meta:object-count="0"/>
    <meta:user-defined meta:name="Info 1"/>
    <meta:user-defined meta:name="Info 2"/>
    <meta:user-defined meta:name="Info 3"/>
    <meta:user-defined meta:name="Info 4"/>
  </office:meta>
</office:document-meta>
</file>